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6.173cm" svg:height="6.173cm" svg:x="1.985cm" svg:y="3.528cm">
          <text:p/>
        </draw:circle>
        <draw:ellipse draw:style-name="gr1" draw:text-style-name="P1" draw:layer="layout" svg:width="1.1cm" svg:height="5.965cm" svg:x="6.726cm" svg:y="14.17cm">
          <text:p/>
        </draw:ellipse>
        <draw:ellipse draw:style-name="gr1" draw:text-style-name="P1" draw:layer="layout" svg:width="1.099cm" svg:height="5.966cm" svg:x="12.016cm" svg:y="14.042cm">
          <text:p/>
        </draw:ellipse>
        <draw:path draw:style-name="gr2" draw:text-style-name="P1" draw:layer="layout" svg:width="5.204cm" svg:height="1.306cm" svg:x="7.36cm" svg:y="14.001cm" svg:viewBox="0 0 5205 1307" svg:d="m0 212c2540 2579 5204-212 5204-212">
          <text:p/>
        </draw:path>
        <draw:path draw:style-name="gr2" draw:text-style-name="P1" draw:layer="layout" svg:width="4.992cm" svg:height="1.459cm" draw:transform="rotate (3.1415926535892) translate (12.543cm 20.05cm)" svg:viewBox="0 0 4993 1460" svg:d="m4992 236c-2436 2883-4992-236-4992-236">
          <text:p/>
        </draw:path>
        <draw:circle draw:style-name="gr1" draw:text-style-name="P1" draw:layer="layout" svg:width="5.584cm" svg:height="5.584cm" svg:x="14.426cm" svg:y="14.127cm">
          <text:p/>
        </draw:circle>
        <draw:custom-shape draw:style-name="gr3" draw:text-style-name="P1" draw:layer="layout" svg:width="4.134cm" svg:height="1.653cm" svg:x="1.543cm" svg:y="16.4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Subhaneil Lahiri</meta:initial-creator>
    <meta:creation-date>2006-08-21T22:16:43</meta:creation-date>
    <dc:creator>Subhaneil Lahiri</dc:creator>
    <dc:date>2006-08-21T22:33:28</dc:date>
    <dc:language>en-US</dc:language>
    <meta:editing-cycles>2</meta:editing-cycles>
    <meta:editing-duration>PT16M4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